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3.083cm" svg:y="4.331cm">
            <draw:object draw:notify-on-update-of-ranges="Sheet1.A2:Sheet1.A2 Sheet1.A3:Sheet1.A10 Sheet1.B2:Sheet1.B2 Sheet1.B3:Sheet1.B10 Sheet1.C2:Sheet1.C2 Sheet1.C3:Sheet1.C10 Sheet1.E2:Sheet1.E2 Sheet1.E3:Sheet1.E10 Sheet1.F2:Sheet1.F2 Sheet1.F3:Sheet1.F10 Sheet1.G2:Sheet1.G2 Sheet1.G3:Sheet1.G10 Sheet1.H2:Sheet1.H2 Sheet1.H3:Sheet1.H10 Sheet1.I2:Sheet1.I2 Sheet1.I3:Sheet1.I10 Sheet1.J2:Sheet1.J2 Sheet1.J3:Sheet1.J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3.038cm" svg:y="13.974cm">
            <draw:object draw:notify-on-update-of-ranges="Sheet1.A14:Sheet1.A14 Sheet1.A15:Sheet1.A22 Sheet1.B14:Sheet1.B14 Sheet1.B15:Sheet1.B22 Sheet1.C14:Sheet1.C14 Sheet1.C15:Sheet1.C22 Sheet1.D14:Sheet1.D14 Sheet1.D15:Sheet1.D22 Sheet1.E14:Sheet1.E14 Sheet1.E15:Sheet1.E22 Sheet1.F14:Sheet1.F14 Sheet1.F15:Sheet1.F22 Sheet1.G14:Sheet1.G14 Sheet1.G15:Sheet1.G22 Sheet1.H14:Sheet1.H14 Sheet1.H15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zz</text:p>
          </table:table-cell>
          <table:table-cell table:number-columns-repeated="9"/>
        </table:table-row>
        <table:table-row table:style-name="ro1">
          <table:table-cell office:value-type="string">
            <text:p>Length</text:p>
          </table:table-cell>
          <table:table-cell office:value-type="string">
            <text:p>HF/6-31+g*</text:p>
          </table:table-cell>
          <table:table-cell office:value-type="string">
            <text:p>Champagne et al. MP2/3-21g</text:p>
          </table:table-cell>
          <table:table-cell office:value-type="string">
            <text:p>Champagne et al. MP2/Sadlej</text:p>
          </table:table-cell>
          <table:table-cell office:value-type="string">
            <text:p>TholeExp_empirical</text:p>
          </table:table-cell>
          <table:table-cell office:value-type="string">
            <text:p>TholeExp_mean</text:p>
          </table:table-cell>
          <table:table-cell office:value-type="string">
            <text:p>TholeExp_components</text:p>
          </table:table-cell>
          <table:table-cell office:value-type="string">
            <text:p>TholeLin_empirical</text:p>
          </table:table-cell>
          <table:table-cell office:value-type="string">
            <text:p>TholeLin_mean</text:p>
          </table:table-cell>
          <table:table-cell office:value-type="string">
            <text:p>TholeLin_compon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.3577">
            <text:p>71.3577</text:p>
          </table:table-cell>
          <table:table-cell office:value-type="float" office:value="55.46">
            <text:p>55.46</text:p>
          </table:table-cell>
          <table:table-cell office:value-type="float" office:value="68.8">
            <text:p>68.8</text:p>
          </table:table-cell>
          <table:table-cell office:value-type="float" office:value="66.302701402">
            <text:p>66.302701402</text:p>
          </table:table-cell>
          <table:table-cell office:value-type="float" office:value="60.5239005751">
            <text:p>60.5239005751</text:p>
          </table:table-cell>
          <table:table-cell office:value-type="float" office:value="59.6699170866">
            <text:p>59.6699170866</text:p>
          </table:table-cell>
          <table:table-cell office:value-type="float" office:value="70.3788063741">
            <text:p>70.3788063741</text:p>
          </table:table-cell>
          <table:table-cell office:value-type="float" office:value="58.94916896">
            <text:p>58.94916896</text:p>
          </table:table-cell>
          <table:table-cell office:value-type="float" office:value="53.5415014244">
            <text:p>53.541501424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3.292">
            <text:p>173.292</text:p>
          </table:table-cell>
          <table:table-cell office:value-type="float" office:value="151.5">
            <text:p>151.5</text:p>
          </table:table-cell>
          <table:table-cell office:value-type="float" office:value="180.53">
            <text:p>180.53</text:p>
          </table:table-cell>
          <table:table-cell office:value-type="float" office:value="150.461951528">
            <text:p>150.461951528</text:p>
          </table:table-cell>
          <table:table-cell office:value-type="float" office:value="143.349908971">
            <text:p>143.349908971</text:p>
          </table:table-cell>
          <table:table-cell office:value-type="float" office:value="147.75052773">
            <text:p>147.75052773</text:p>
          </table:table-cell>
          <table:table-cell office:value-type="float" office:value="162.186494618">
            <text:p>162.186494618</text:p>
          </table:table-cell>
          <table:table-cell office:value-type="float" office:value="140.158782198">
            <text:p>140.158782198</text:p>
          </table:table-cell>
          <table:table-cell office:value-type="float" office:value="132.509435156">
            <text:p>132.5094351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2.028">
            <text:p>322.028</text:p>
          </table:table-cell>
          <table:table-cell office:value-type="float" office:value="282.27">
            <text:p>282.27</text:p>
          </table:table-cell>
          <table:table-cell/>
          <table:table-cell office:value-type="float" office:value="241.366037034">
            <text:p>241.366037034</text:p>
          </table:table-cell>
          <table:table-cell office:value-type="float" office:value="237.096666683">
            <text:p>237.096666683</text:p>
          </table:table-cell>
          <table:table-cell office:value-type="float" office:value="247.103642507">
            <text:p>247.103642507</text:p>
          </table:table-cell>
          <table:table-cell office:value-type="float" office:value="268.534867747">
            <text:p>268.534867747</text:p>
          </table:table-cell>
          <table:table-cell office:value-type="float" office:value="233.002085762">
            <text:p>233.002085762</text:p>
          </table:table-cell>
          <table:table-cell office:value-type="float" office:value="218.837009699">
            <text:p>218.8370096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5.19">
            <text:p>505.19</text:p>
          </table:table-cell>
          <table:table-cell office:value-type="float" office:value="434.58">
            <text:p>434.58</text:p>
          </table:table-cell>
          <table:table-cell/>
          <table:table-cell office:value-type="float" office:value="337.712690765">
            <text:p>337.712690765</text:p>
          </table:table-cell>
          <table:table-cell office:value-type="float" office:value="337.825456735">
            <text:p>337.825456735</text:p>
          </table:table-cell>
          <table:table-cell office:value-type="float" office:value="355.219921224">
            <text:p>355.219921224</text:p>
          </table:table-cell>
          <table:table-cell office:value-type="float" office:value="382.862748636">
            <text:p>382.862748636</text:p>
          </table:table-cell>
          <table:table-cell office:value-type="float" office:value="332.1771497">
            <text:p>332.1771497</text:p>
          </table:table-cell>
          <table:table-cell office:value-type="float" office:value="310.805769541">
            <text:p>310.80576954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9.993">
            <text:p>709.993</text:p>
          </table:table-cell>
          <table:table-cell office:value-type="float" office:value="599.5">
            <text:p>599.5</text:p>
          </table:table-cell>
          <table:table-cell/>
          <table:table-cell office:value-type="float" office:value="436.166026768">
            <text:p>436.166026768</text:p>
          </table:table-cell>
          <table:table-cell office:value-type="float" office:value="441.274271592">
            <text:p>441.274271592</text:p>
          </table:table-cell>
          <table:table-cell office:value-type="float" office:value="466.772487248">
            <text:p>466.772487248</text:p>
          </table:table-cell>
          <table:table-cell office:value-type="float" office:value="500.681398982">
            <text:p>500.681398982</text:p>
          </table:table-cell>
          <table:table-cell office:value-type="float" office:value="433.974942592">
            <text:p>433.974942592</text:p>
          </table:table-cell>
          <table:table-cell office:value-type="float" office:value="404.956648076">
            <text:p>404.95664807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25.447">
            <text:p>925.447</text:p>
          </table:table-cell>
          <table:table-cell office:value-type="float" office:value="771.98">
            <text:p>771.98</text:p>
          </table:table-cell>
          <table:table-cell/>
          <table:table-cell office:value-type="float" office:value="534.816951673">
            <text:p>534.816951673</text:p>
          </table:table-cell>
          <table:table-cell office:value-type="float" office:value="545.07822416">
            <text:p>545.07822416</text:p>
          </table:table-cell>
          <table:table-cell office:value-type="float" office:value="578.829383842">
            <text:p>578.829383842</text:p>
          </table:table-cell>
          <table:table-cell office:value-type="float" office:value="619.315009579">
            <text:p>619.315009579</text:p>
          </table:table-cell>
          <table:table-cell office:value-type="float" office:value="536.222671658">
            <text:p>536.222671658</text:p>
          </table:table-cell>
          <table:table-cell office:value-type="float" office:value="499.295182793">
            <text:p>499.29518279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56.07">
            <text:p>1156.07</text:p>
          </table:table-cell>
          <table:table-cell office:value-type="float" office:value="948.92">
            <text:p>948.92</text:p>
          </table:table-cell>
          <table:table-cell/>
          <table:table-cell office:value-type="float" office:value="635.790333594">
            <text:p>635.790333594</text:p>
          </table:table-cell>
          <table:table-cell office:value-type="float" office:value="651.709628906">
            <text:p>651.709628906</text:p>
          </table:table-cell>
          <table:table-cell office:value-type="float" office:value="694.432598471">
            <text:p>694.432598471</text:p>
          </table:table-cell>
          <table:table-cell office:value-type="float" office:value="741.006133069">
            <text:p>741.006133069</text:p>
          </table:table-cell>
          <table:table-cell office:value-type="float" office:value="640.9080443">
            <text:p>640.9080443</text:p>
          </table:table-cell>
          <table:table-cell office:value-type="float" office:value="595.953360418">
            <text:p>595.9533604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88.47">
            <text:p>1388.47</text:p>
          </table:table-cell>
          <table:table-cell table:number-columns-repeated="2"/>
          <table:table-cell office:value-type="float" office:value="736.030499153">
            <text:p>736.030499153</text:p>
          </table:table-cell>
          <table:table-cell office:value-type="float" office:value="757.523232573">
            <text:p>757.523232573</text:p>
          </table:table-cell>
          <table:table-cell office:value-type="float" office:value="809.064411242">
            <text:p>809.064411242</text:p>
          </table:table-cell>
          <table:table-cell office:value-type="float" office:value="862.027208102">
            <text:p>862.027208102</text:p>
          </table:table-cell>
          <table:table-cell office:value-type="float" office:value="744.923487002">
            <text:p>744.923487002</text:p>
          </table:table-cell>
          <table:table-cell office:value-type="float" office:value="691.856790814">
            <text:p>691.856790814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Trace</text:p>
          </table:table-cell>
          <table:table-cell table:number-columns-repeated="9"/>
        </table:table-row>
        <table:table-row table:style-name="ro1">
          <table:table-cell office:value-type="string">
            <text:p>Length</text:p>
          </table:table-cell>
          <table:table-cell office:value-type="string">
            <text:p>HF/6-31+g*</text:p>
          </table:table-cell>
          <table:table-cell office:value-type="string">
            <text:p>TholeExp_empirical</text:p>
          </table:table-cell>
          <table:table-cell office:value-type="string">
            <text:p>TholeExp_mean</text:p>
          </table:table-cell>
          <table:table-cell office:value-type="string">
            <text:p>TholeExp_components</text:p>
          </table:table-cell>
          <table:table-cell office:value-type="string">
            <text:p>TholeLin_empirical</text:p>
          </table:table-cell>
          <table:table-cell office:value-type="string">
            <text:p>TholeLin_mean</text:p>
          </table:table-cell>
          <table:table-cell office:value-type="string">
            <text:p>TholeLin_components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3.6977">
            <text:p>173.6977</text:p>
          </table:table-cell>
          <table:table-cell office:value-type="float" office:value="169.910906548">
            <text:p>169.910906548</text:p>
          </table:table-cell>
          <table:table-cell office:value-type="float" office:value="149.80712052">
            <text:p>149.80712052</text:p>
          </table:table-cell>
          <table:table-cell office:value-type="float" office:value="144.698326077">
            <text:p>144.698326077</text:p>
          </table:table-cell>
          <table:table-cell office:value-type="float" office:value="175.591770831">
            <text:p>175.591770831</text:p>
          </table:table-cell>
          <table:table-cell office:value-type="float" office:value="145.839516443">
            <text:p>145.839516443</text:p>
          </table:table-cell>
          <table:table-cell office:value-type="float" office:value="133.158420334">
            <text:p>133.15842033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74.6588">
            <text:p>374.6588</text:p>
          </table:table-cell>
          <table:table-cell office:value-type="float" office:value="333.544678478">
            <text:p>333.544678478</text:p>
          </table:table-cell>
          <table:table-cell office:value-type="float" office:value="305.797154638">
            <text:p>305.797154638</text:p>
          </table:table-cell>
          <table:table-cell office:value-type="float" office:value="300.695838234">
            <text:p>300.695838234</text:p>
          </table:table-cell>
          <table:table-cell office:value-type="float" office:value="352.250285698">
            <text:p>352.250285698</text:p>
          </table:table-cell>
          <table:table-cell office:value-type="float" office:value="298.455469438">
            <text:p>298.455469438</text:p>
          </table:table-cell>
          <table:table-cell office:value-type="float" office:value="273.320515828">
            <text:p>273.32051582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13.172">
            <text:p>613.172</text:p>
          </table:table-cell>
          <table:table-cell office:value-type="float" office:value="505.328304418">
            <text:p>505.328304418</text:p>
          </table:table-cell>
          <table:table-cell office:value-type="float" office:value="472.645459512">
            <text:p>472.645459512</text:p>
          </table:table-cell>
          <table:table-cell office:value-type="float" office:value="469.833656241">
            <text:p>469.833656241</text:p>
          </table:table-cell>
          <table:table-cell office:value-type="float" office:value="541.816019635">
            <text:p>541.816019635</text:p>
          </table:table-cell>
          <table:table-cell office:value-type="float" office:value="461.968938162">
            <text:p>461.968938162</text:p>
          </table:table-cell>
          <table:table-cell office:value-type="float" office:value="423.219402026">
            <text:p>423.21940202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84.02">
            <text:p>884.02</text:p>
          </table:table-cell>
          <table:table-cell office:value-type="float" office:value="681.288510759">
            <text:p>681.288510759</text:p>
          </table:table-cell>
          <table:table-cell office:value-type="float" office:value="645.041033266">
            <text:p>645.041033266</text:p>
          </table:table-cell>
          <table:table-cell office:value-type="float" office:value="646.005187434">
            <text:p>646.005187434</text:p>
          </table:table-cell>
          <table:table-cell office:value-type="float" office:value="738.131266526">
            <text:p>738.131266526</text:p>
          </table:table-cell>
          <table:table-cell office:value-type="float" office:value="630.799611636">
            <text:p>630.799611636</text:p>
          </table:table-cell>
          <table:table-cell office:value-type="float" office:value="577.703660524">
            <text:p>577.70366052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6.556">
            <text:p>1176.556</text:p>
          </table:table-cell>
          <table:table-cell office:value-type="float" office:value="859.317296571">
            <text:p>859.317296571</text:p>
          </table:table-cell>
          <table:table-cell office:value-type="float" office:value="820.157322584">
            <text:p>820.157322584</text:p>
          </table:table-cell>
          <table:table-cell office:value-type="float" office:value="825.607729612">
            <text:p>825.607729612</text:p>
          </table:table-cell>
          <table:table-cell office:value-type="float" office:value="937.930390792">
            <text:p>937.930390792</text:p>
          </table:table-cell>
          <table:table-cell office:value-type="float" office:value="802.283448588">
            <text:p>802.283448588</text:p>
          </table:table-cell>
          <table:table-cell office:value-type="float" office:value="734.420649884">
            <text:p>734.42064988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81.819">
            <text:p>1481.819</text:p>
          </table:table-cell>
          <table:table-cell office:value-type="float" office:value="1038.49643941">
            <text:p>1038.49643941</text:p>
          </table:table-cell>
          <table:table-cell office:value-type="float" office:value="996.785143789">
            <text:p>996.785143789</text:p>
          </table:table-cell>
          <table:table-cell office:value-type="float" office:value="1007.17137662">
            <text:p>1007.17137662</text:p>
          </table:table-cell>
          <table:table-cell office:value-type="float" office:value="1139.64740343">
            <text:p>1139.64740343</text:p>
          </table:table-cell>
          <table:table-cell office:value-type="float" office:value="975.199172285">
            <text:p>975.199172285</text:p>
          </table:table-cell>
          <table:table-cell office:value-type="float" office:value="892.345832585">
            <text:p>892.34583258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98.682">
            <text:p>1798.682</text:p>
          </table:table-cell>
          <table:table-cell office:value-type="float" office:value="1218.3891269">
            <text:p>1218.3891269</text:p>
          </table:table-cell>
          <table:table-cell office:value-type="float" office:value="1174.32719376">
            <text:p>1174.32719376</text:p>
          </table:table-cell>
          <table:table-cell office:value-type="float" office:value="1189.88018368">
            <text:p>1189.88018368</text:p>
          </table:table-cell>
          <table:table-cell office:value-type="float" office:value="1342.6314272">
            <text:p>1342.6314272</text:p>
          </table:table-cell>
          <table:table-cell office:value-type="float" office:value="1148.99433776">
            <text:p>1148.99433776</text:p>
          </table:table-cell>
          <table:table-cell office:value-type="float" office:value="1050.96684789">
            <text:p>1050.9668478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19.727">
            <text:p>2119.727</text:p>
          </table:table-cell>
          <table:table-cell office:value-type="float" office:value="1398.66259548">
            <text:p>1398.66259548</text:p>
          </table:table-cell>
          <table:table-cell office:value-type="float" office:value="1352.36373101">
            <text:p>1352.36373101</text:p>
          </table:table-cell>
          <table:table-cell office:value-type="float" office:value="1373.2288009">
            <text:p>1373.2288009</text:p>
          </table:table-cell>
          <table:table-cell office:value-type="float" office:value="1546.24543375">
            <text:p>1546.24543375</text:p>
          </table:table-cell>
          <table:table-cell office:value-type="float" office:value="1323.26713452">
            <text:p>1323.26713452</text:p>
          </table:table-cell>
          <table:table-cell office:value-type="float" office:value="1210.00065572">
            <text:p>1210.00065572</text:p>
          </table:table-cell>
          <table:table-cell table:number-columns-repeated="2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35:26</meta:creation-date>
    <dc:date>2014-10-27T18:46:13</dc:date>
    <meta:editing-duration>PT2H54M13S</meta:editing-duration>
    <meta:editing-cycles>1</meta:editing-cycles>
    <meta:document-statistic meta:table-count="1" meta:cell-count="157" meta:object-count="2"/>
    <meta:generator>LibreOffice/3.6$MacOSX_x86 LibreOffice_project/e29a214-2bbed72-0621de6-a97528c-8f06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45cm" svg:y="2.446cm" style:legend-expansion="high" chart:style-name="ch2"/>
        <chart:plot-area chart:style-name="ch3" table:cell-range-address="Sheet1.A2:Sheet1.C10 Sheet1.E2:Sheet1.J10" chart:data-source-has-labels="both" svg:x="1.301cm" svg:y="0.855cm" svg:width="8.604cm" svg:height="7.014cm">
          <chartooo:coordinate-region svg:x="2.352cm" svg:y="1.056cm" svg:width="7.451cm" svg:height="6.163cm"/>
          <chart:axis chart:dimension="x" chart:name="primary-x" chart:style-name="ch4" chartooo:axis-type="auto">
            <chartooo:date-scale/>
            <chart:title svg:x="3.556cm" svg:y="8.049cm" chart:style-name="ch5">
              <text:p>Number of Thiophene Rings</text:p>
            </chart:title>
            <chart:categories table:cell-range-address="Sheet1.A3:Sheet1.A10"/>
          </chart:axis>
          <chart:axis chart:dimension="y" chart:name="primary-y" chart:style-name="ch4">
            <chart:title svg:x="0.451cm" svg:y="6.359cm" chart:style-name="ch6">
              <text:p>Polarisability (au, long axis)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line">
            <chart:data-point chart:repeated="8"/>
          </chart:series>
          <chart:series chart:style-name="ch9" chart:values-cell-range-address="Sheet1.C3:Sheet1.C10" chart:label-cell-address="Sheet1.C2:Sheet1.C2" chart:class="chart:line">
            <chart:data-point chart:repeated="8"/>
          </chart:series>
          <chart:series chart:style-name="ch10" chart:values-cell-range-address="Sheet1.E3:Sheet1.E10" chart:label-cell-address="Sheet1.E2:Sheet1.E2" chart:class="chart:line">
            <chart:data-point chart:repeated="8"/>
          </chart:series>
          <chart:series chart:style-name="ch11" chart:values-cell-range-address="Sheet1.F3:Sheet1.F10" chart:label-cell-address="Sheet1.F2:Sheet1.F2" chart:class="chart:line">
            <chart:data-point chart:repeated="8"/>
          </chart:series>
          <chart:series chart:style-name="ch12" chart:values-cell-range-address="Sheet1.G3:Sheet1.G10" chart:label-cell-address="Sheet1.G2:Sheet1.G2" chart:class="chart:line">
            <chart:data-point chart:repeated="8"/>
          </chart:series>
          <chart:series chart:style-name="ch13" chart:values-cell-range-address="Sheet1.H3:Sheet1.H10" chart:label-cell-address="Sheet1.H2:Sheet1.H2" chart:class="chart:line">
            <chart:data-point chart:repeated="8"/>
          </chart:series>
          <chart:series chart:style-name="ch14" chart:values-cell-range-address="Sheet1.I3:Sheet1.I10" chart:label-cell-address="Sheet1.I2:Sheet1.I2" chart:class="chart:line">
            <chart:data-point chart:repeated="8"/>
          </chart:series>
          <chart:series chart:style-name="ch15" chart:values-cell-range-address="Sheet1.J3:Sheet1.J10" chart:label-cell-address="Sheet1.J2:Sheet1.J2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F/6-31+g*</text:p>
                <draw:g>
                  <svg:desc>Sheet1.B2:Sheet1.B2</svg:desc>
                </draw:g>
              </table:table-cell>
              <table:table-cell office:value-type="string">
                <text:p>Champagne et al. MP2/3-21g</text:p>
                <draw:g>
                  <svg:desc>Sheet1.C2:Sheet1.C2</svg:desc>
                </draw:g>
              </table:table-cell>
              <table:table-cell office:value-type="string">
                <text:p>TholeExp_empirical</text:p>
                <draw:g>
                  <svg:desc>Sheet1.E2:Sheet1.E2</svg:desc>
                </draw:g>
              </table:table-cell>
              <table:table-cell office:value-type="string">
                <text:p>TholeExp_mean</text:p>
                <draw:g>
                  <svg:desc>Sheet1.F2:Sheet1.F2</svg:desc>
                </draw:g>
              </table:table-cell>
              <table:table-cell office:value-type="string">
                <text:p>TholeExp_components</text:p>
                <draw:g>
                  <svg:desc>Sheet1.G2:Sheet1.G2</svg:desc>
                </draw:g>
              </table:table-cell>
              <table:table-cell office:value-type="string">
                <text:p>TholeLin_empirical</text:p>
                <draw:g>
                  <svg:desc>Sheet1.H2:Sheet1.H2</svg:desc>
                </draw:g>
              </table:table-cell>
              <table:table-cell office:value-type="string">
                <text:p>TholeLin_mean</text:p>
                <draw:g>
                  <svg:desc>Sheet1.I2:Sheet1.I2</svg:desc>
                </draw:g>
              </table:table-cell>
              <table:table-cell office:value-type="string">
                <text:p>TholeLin_components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71.3577">
                <text:p>71.3577</text:p>
                <draw:g>
                  <svg:desc>Sheet1.B3:Sheet1.B10</svg:desc>
                </draw:g>
              </table:table-cell>
              <table:table-cell office:value-type="float" office:value="55.46">
                <text:p>55.46</text:p>
                <draw:g>
                  <svg:desc>Sheet1.C3:Sheet1.C10</svg:desc>
                </draw:g>
              </table:table-cell>
              <table:table-cell office:value-type="float" office:value="66.302701402">
                <text:p>66.302701402</text:p>
                <draw:g>
                  <svg:desc>Sheet1.E3:Sheet1.E10</svg:desc>
                </draw:g>
              </table:table-cell>
              <table:table-cell office:value-type="float" office:value="60.5239005751">
                <text:p>60.5239005751</text:p>
                <draw:g>
                  <svg:desc>Sheet1.F3:Sheet1.F10</svg:desc>
                </draw:g>
              </table:table-cell>
              <table:table-cell office:value-type="float" office:value="59.6699170866">
                <text:p>59.6699170866</text:p>
                <draw:g>
                  <svg:desc>Sheet1.G3:Sheet1.G10</svg:desc>
                </draw:g>
              </table:table-cell>
              <table:table-cell office:value-type="float" office:value="70.3788063741">
                <text:p>70.3788063741</text:p>
                <draw:g>
                  <svg:desc>Sheet1.H3:Sheet1.H10</svg:desc>
                </draw:g>
              </table:table-cell>
              <table:table-cell office:value-type="float" office:value="58.94916896">
                <text:p>58.94916896</text:p>
                <draw:g>
                  <svg:desc>Sheet1.I3:Sheet1.I10</svg:desc>
                </draw:g>
              </table:table-cell>
              <table:table-cell office:value-type="float" office:value="53.5415014244">
                <text:p>53.5415014244</text:p>
                <draw:g>
                  <svg:desc>Sheet1.J3:Sheet1.J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3.292">
                <text:p>173.292</text:p>
              </table:table-cell>
              <table:table-cell office:value-type="float" office:value="151.5">
                <text:p>151.5</text:p>
              </table:table-cell>
              <table:table-cell office:value-type="float" office:value="150.461951528">
                <text:p>150.461951528</text:p>
              </table:table-cell>
              <table:table-cell office:value-type="float" office:value="143.349908971">
                <text:p>143.349908971</text:p>
              </table:table-cell>
              <table:table-cell office:value-type="float" office:value="147.75052773">
                <text:p>147.75052773</text:p>
              </table:table-cell>
              <table:table-cell office:value-type="float" office:value="162.186494618">
                <text:p>162.186494618</text:p>
              </table:table-cell>
              <table:table-cell office:value-type="float" office:value="140.158782198">
                <text:p>140.158782198</text:p>
              </table:table-cell>
              <table:table-cell office:value-type="float" office:value="132.509435156">
                <text:p>132.5094351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2.028">
                <text:p>322.028</text:p>
              </table:table-cell>
              <table:table-cell office:value-type="float" office:value="282.27">
                <text:p>282.27</text:p>
              </table:table-cell>
              <table:table-cell office:value-type="float" office:value="241.366037034">
                <text:p>241.366037034</text:p>
              </table:table-cell>
              <table:table-cell office:value-type="float" office:value="237.096666683">
                <text:p>237.096666683</text:p>
              </table:table-cell>
              <table:table-cell office:value-type="float" office:value="247.103642507">
                <text:p>247.103642507</text:p>
              </table:table-cell>
              <table:table-cell office:value-type="float" office:value="268.534867747">
                <text:p>268.534867747</text:p>
              </table:table-cell>
              <table:table-cell office:value-type="float" office:value="233.002085762">
                <text:p>233.002085762</text:p>
              </table:table-cell>
              <table:table-cell office:value-type="float" office:value="218.837009699">
                <text:p>218.8370096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5.19">
                <text:p>505.19</text:p>
              </table:table-cell>
              <table:table-cell office:value-type="float" office:value="434.58">
                <text:p>434.58</text:p>
              </table:table-cell>
              <table:table-cell office:value-type="float" office:value="337.712690765">
                <text:p>337.712690765</text:p>
              </table:table-cell>
              <table:table-cell office:value-type="float" office:value="337.825456735">
                <text:p>337.825456735</text:p>
              </table:table-cell>
              <table:table-cell office:value-type="float" office:value="355.219921224">
                <text:p>355.219921224</text:p>
              </table:table-cell>
              <table:table-cell office:value-type="float" office:value="382.862748636">
                <text:p>382.862748636</text:p>
              </table:table-cell>
              <table:table-cell office:value-type="float" office:value="332.1771497">
                <text:p>332.1771497</text:p>
              </table:table-cell>
              <table:table-cell office:value-type="float" office:value="310.805769541">
                <text:p>310.8057695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09.993">
                <text:p>709.993</text:p>
              </table:table-cell>
              <table:table-cell office:value-type="float" office:value="599.5">
                <text:p>599.5</text:p>
              </table:table-cell>
              <table:table-cell office:value-type="float" office:value="436.166026768">
                <text:p>436.166026768</text:p>
              </table:table-cell>
              <table:table-cell office:value-type="float" office:value="441.274271592">
                <text:p>441.274271592</text:p>
              </table:table-cell>
              <table:table-cell office:value-type="float" office:value="466.772487248">
                <text:p>466.772487248</text:p>
              </table:table-cell>
              <table:table-cell office:value-type="float" office:value="500.681398982">
                <text:p>500.681398982</text:p>
              </table:table-cell>
              <table:table-cell office:value-type="float" office:value="433.974942592">
                <text:p>433.974942592</text:p>
              </table:table-cell>
              <table:table-cell office:value-type="float" office:value="404.956648076">
                <text:p>404.9566480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25.447">
                <text:p>925.447</text:p>
              </table:table-cell>
              <table:table-cell office:value-type="float" office:value="771.98">
                <text:p>771.98</text:p>
              </table:table-cell>
              <table:table-cell office:value-type="float" office:value="534.816951673">
                <text:p>534.816951673</text:p>
              </table:table-cell>
              <table:table-cell office:value-type="float" office:value="545.07822416">
                <text:p>545.07822416</text:p>
              </table:table-cell>
              <table:table-cell office:value-type="float" office:value="578.829383842">
                <text:p>578.829383842</text:p>
              </table:table-cell>
              <table:table-cell office:value-type="float" office:value="619.315009579">
                <text:p>619.315009579</text:p>
              </table:table-cell>
              <table:table-cell office:value-type="float" office:value="536.222671658">
                <text:p>536.222671658</text:p>
              </table:table-cell>
              <table:table-cell office:value-type="float" office:value="499.295182793">
                <text:p>499.2951827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56.07">
                <text:p>1156.07</text:p>
              </table:table-cell>
              <table:table-cell office:value-type="float" office:value="948.92">
                <text:p>948.92</text:p>
              </table:table-cell>
              <table:table-cell office:value-type="float" office:value="635.790333594">
                <text:p>635.790333594</text:p>
              </table:table-cell>
              <table:table-cell office:value-type="float" office:value="651.709628906">
                <text:p>651.709628906</text:p>
              </table:table-cell>
              <table:table-cell office:value-type="float" office:value="694.432598471">
                <text:p>694.432598471</text:p>
              </table:table-cell>
              <table:table-cell office:value-type="float" office:value="741.006133069">
                <text:p>741.006133069</text:p>
              </table:table-cell>
              <table:table-cell office:value-type="float" office:value="640.9080443">
                <text:p>640.9080443</text:p>
              </table:table-cell>
              <table:table-cell office:value-type="float" office:value="595.953360418">
                <text:p>595.9533604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8.47">
                <text:p>1388.47</text:p>
              </table:table-cell>
              <table:table-cell office:value-type="float" office:value="NaN">
                <text:p>NaN</text:p>
              </table:table-cell>
              <table:table-cell office:value-type="float" office:value="736.030499153">
                <text:p>736.030499153</text:p>
              </table:table-cell>
              <table:table-cell office:value-type="float" office:value="757.523232573">
                <text:p>757.523232573</text:p>
              </table:table-cell>
              <table:table-cell office:value-type="float" office:value="809.064411242">
                <text:p>809.064411242</text:p>
              </table:table-cell>
              <table:table-cell office:value-type="float" office:value="862.027208102">
                <text:p>862.027208102</text:p>
              </table:table-cell>
              <table:table-cell office:value-type="float" office:value="744.923487002">
                <text:p>744.923487002</text:p>
              </table:table-cell>
              <table:table-cell office:value-type="float" office:value="691.856790814">
                <text:p>691.856790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65cm" svg:y="2.696cm" style:legend-expansion="high" chart:style-name="ch2"/>
        <chart:plot-area chart:style-name="ch3" table:cell-range-address="Sheet1.A14:Sheet1.H22" chart:data-source-has-labels="both" svg:x="1.301cm" svg:y="0.855cm" svg:width="9.624cm" svg:height="7.014cm">
          <chartooo:coordinate-region svg:x="2.352cm" svg:y="1.056cm" svg:width="8.471cm" svg:height="6.163cm"/>
          <chart:axis chart:dimension="x" chart:name="primary-x" chart:style-name="ch4" chartooo:axis-type="auto">
            <chartooo:date-scale/>
            <chart:title svg:x="4.066cm" svg:y="8.049cm" chart:style-name="ch5">
              <text:p>Number of Thiophene Rings</text:p>
            </chart:title>
            <chart:categories table:cell-range-address="Sheet1.A15:Sheet1.A22"/>
          </chart:axis>
          <chart:axis chart:dimension="y" chart:name="primary-y" chart:style-name="ch4">
            <chart:title svg:x="0.451cm" svg:y="6.259cm" chart:style-name="ch6">
              <text:p>Trace of Polarisability (au)</text:p>
            </chart:title>
            <chart:grid chart:style-name="ch7" chart:class="major"/>
          </chart:axis>
          <chart:series chart:style-name="ch8" chart:values-cell-range-address="Sheet1.B15:Sheet1.B22" chart:label-cell-address="Sheet1.B14:Sheet1.B14" chart:class="chart:line">
            <chart:data-point chart:repeated="8"/>
          </chart:series>
          <chart:series chart:style-name="ch9" chart:values-cell-range-address="Sheet1.C15:Sheet1.C22" chart:label-cell-address="Sheet1.C14:Sheet1.C14" chart:class="chart:line">
            <chart:data-point chart:repeated="8"/>
          </chart:series>
          <chart:series chart:style-name="ch10" chart:values-cell-range-address="Sheet1.D15:Sheet1.D22" chart:label-cell-address="Sheet1.D14:Sheet1.D14" chart:class="chart:line">
            <chart:data-point chart:repeated="8"/>
          </chart:series>
          <chart:series chart:style-name="ch11" chart:values-cell-range-address="Sheet1.E15:Sheet1.E22" chart:label-cell-address="Sheet1.E14:Sheet1.E14" chart:class="chart:line">
            <chart:data-point chart:repeated="8"/>
          </chart:series>
          <chart:series chart:style-name="ch12" chart:values-cell-range-address="Sheet1.F15:Sheet1.F22" chart:label-cell-address="Sheet1.F14:Sheet1.F14" chart:class="chart:line">
            <chart:data-point chart:repeated="8"/>
          </chart:series>
          <chart:series chart:style-name="ch13" chart:values-cell-range-address="Sheet1.G15:Sheet1.G22" chart:label-cell-address="Sheet1.G14:Sheet1.G14" chart:class="chart:line">
            <chart:data-point chart:repeated="8"/>
          </chart:series>
          <chart:series chart:style-name="ch14" chart:values-cell-range-address="Sheet1.H15:Sheet1.H22" chart:label-cell-address="Sheet1.H14:Sheet1.H14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F/6-31+g*</text:p>
                <draw:g>
                  <svg:desc>Sheet1.B14:Sheet1.B14</svg:desc>
                </draw:g>
              </table:table-cell>
              <table:table-cell office:value-type="string">
                <text:p>TholeExp_empirical</text:p>
                <draw:g>
                  <svg:desc>Sheet1.C14:Sheet1.C14</svg:desc>
                </draw:g>
              </table:table-cell>
              <table:table-cell office:value-type="string">
                <text:p>TholeExp_mean</text:p>
                <draw:g>
                  <svg:desc>Sheet1.D14:Sheet1.D14</svg:desc>
                </draw:g>
              </table:table-cell>
              <table:table-cell office:value-type="string">
                <text:p>TholeExp_components</text:p>
                <draw:g>
                  <svg:desc>Sheet1.E14:Sheet1.E14</svg:desc>
                </draw:g>
              </table:table-cell>
              <table:table-cell office:value-type="string">
                <text:p>TholeLin_empirical</text:p>
                <draw:g>
                  <svg:desc>Sheet1.F14:Sheet1.F14</svg:desc>
                </draw:g>
              </table:table-cell>
              <table:table-cell office:value-type="string">
                <text:p>TholeLin_mean</text:p>
                <draw:g>
                  <svg:desc>Sheet1.G14:Sheet1.G14</svg:desc>
                </draw:g>
              </table:table-cell>
              <table:table-cell office:value-type="string">
                <text:p>TholeLin_components</text:p>
                <draw:g>
                  <svg:desc>Sheet1.H14:Sheet1.H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:Sheet1.A22</svg:desc>
                </draw:g>
              </table:table-cell>
              <table:table-cell office:value-type="float" office:value="173.6977">
                <text:p>173.6977</text:p>
                <draw:g>
                  <svg:desc>Sheet1.B15:Sheet1.B22</svg:desc>
                </draw:g>
              </table:table-cell>
              <table:table-cell office:value-type="float" office:value="169.910906548">
                <text:p>169.910906548</text:p>
                <draw:g>
                  <svg:desc>Sheet1.C15:Sheet1.C22</svg:desc>
                </draw:g>
              </table:table-cell>
              <table:table-cell office:value-type="float" office:value="149.80712052">
                <text:p>149.80712052</text:p>
                <draw:g>
                  <svg:desc>Sheet1.D15:Sheet1.D22</svg:desc>
                </draw:g>
              </table:table-cell>
              <table:table-cell office:value-type="float" office:value="144.698326077">
                <text:p>144.698326077</text:p>
                <draw:g>
                  <svg:desc>Sheet1.E15:Sheet1.E22</svg:desc>
                </draw:g>
              </table:table-cell>
              <table:table-cell office:value-type="float" office:value="175.591770831">
                <text:p>175.591770831</text:p>
                <draw:g>
                  <svg:desc>Sheet1.F15:Sheet1.F22</svg:desc>
                </draw:g>
              </table:table-cell>
              <table:table-cell office:value-type="float" office:value="145.839516443">
                <text:p>145.839516443</text:p>
                <draw:g>
                  <svg:desc>Sheet1.G15:Sheet1.G22</svg:desc>
                </draw:g>
              </table:table-cell>
              <table:table-cell office:value-type="float" office:value="133.158420334">
                <text:p>133.158420334</text:p>
                <draw:g>
                  <svg:desc>Sheet1.H15:Sheet1.H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4.6588">
                <text:p>374.6588</text:p>
              </table:table-cell>
              <table:table-cell office:value-type="float" office:value="333.544678478">
                <text:p>333.544678478</text:p>
              </table:table-cell>
              <table:table-cell office:value-type="float" office:value="305.797154638">
                <text:p>305.797154638</text:p>
              </table:table-cell>
              <table:table-cell office:value-type="float" office:value="300.695838234">
                <text:p>300.695838234</text:p>
              </table:table-cell>
              <table:table-cell office:value-type="float" office:value="352.250285698">
                <text:p>352.250285698</text:p>
              </table:table-cell>
              <table:table-cell office:value-type="float" office:value="298.455469438">
                <text:p>298.455469438</text:p>
              </table:table-cell>
              <table:table-cell office:value-type="float" office:value="273.320515828">
                <text:p>273.3205158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13.172">
                <text:p>613.172</text:p>
              </table:table-cell>
              <table:table-cell office:value-type="float" office:value="505.328304418">
                <text:p>505.328304418</text:p>
              </table:table-cell>
              <table:table-cell office:value-type="float" office:value="472.645459512">
                <text:p>472.645459512</text:p>
              </table:table-cell>
              <table:table-cell office:value-type="float" office:value="469.833656241">
                <text:p>469.833656241</text:p>
              </table:table-cell>
              <table:table-cell office:value-type="float" office:value="541.816019635">
                <text:p>541.816019635</text:p>
              </table:table-cell>
              <table:table-cell office:value-type="float" office:value="461.968938162">
                <text:p>461.968938162</text:p>
              </table:table-cell>
              <table:table-cell office:value-type="float" office:value="423.219402026">
                <text:p>423.2194020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84.02">
                <text:p>884.02</text:p>
              </table:table-cell>
              <table:table-cell office:value-type="float" office:value="681.288510759">
                <text:p>681.288510759</text:p>
              </table:table-cell>
              <table:table-cell office:value-type="float" office:value="645.041033266">
                <text:p>645.041033266</text:p>
              </table:table-cell>
              <table:table-cell office:value-type="float" office:value="646.005187434">
                <text:p>646.005187434</text:p>
              </table:table-cell>
              <table:table-cell office:value-type="float" office:value="738.131266526">
                <text:p>738.131266526</text:p>
              </table:table-cell>
              <table:table-cell office:value-type="float" office:value="630.799611636">
                <text:p>630.799611636</text:p>
              </table:table-cell>
              <table:table-cell office:value-type="float" office:value="577.703660524">
                <text:p>577.7036605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76.556">
                <text:p>1176.556</text:p>
              </table:table-cell>
              <table:table-cell office:value-type="float" office:value="859.317296571">
                <text:p>859.317296571</text:p>
              </table:table-cell>
              <table:table-cell office:value-type="float" office:value="820.157322584">
                <text:p>820.157322584</text:p>
              </table:table-cell>
              <table:table-cell office:value-type="float" office:value="825.607729612">
                <text:p>825.607729612</text:p>
              </table:table-cell>
              <table:table-cell office:value-type="float" office:value="937.930390792">
                <text:p>937.930390792</text:p>
              </table:table-cell>
              <table:table-cell office:value-type="float" office:value="802.283448588">
                <text:p>802.283448588</text:p>
              </table:table-cell>
              <table:table-cell office:value-type="float" office:value="734.420649884">
                <text:p>734.420649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81.819">
                <text:p>1481.819</text:p>
              </table:table-cell>
              <table:table-cell office:value-type="float" office:value="1038.49643941">
                <text:p>1038.49643941</text:p>
              </table:table-cell>
              <table:table-cell office:value-type="float" office:value="996.785143789">
                <text:p>996.785143789</text:p>
              </table:table-cell>
              <table:table-cell office:value-type="float" office:value="1007.17137662">
                <text:p>1007.17137662</text:p>
              </table:table-cell>
              <table:table-cell office:value-type="float" office:value="1139.64740343">
                <text:p>1139.64740343</text:p>
              </table:table-cell>
              <table:table-cell office:value-type="float" office:value="975.199172285">
                <text:p>975.199172285</text:p>
              </table:table-cell>
              <table:table-cell office:value-type="float" office:value="892.345832585">
                <text:p>892.3458325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98.682">
                <text:p>1798.682</text:p>
              </table:table-cell>
              <table:table-cell office:value-type="float" office:value="1218.3891269">
                <text:p>1218.3891269</text:p>
              </table:table-cell>
              <table:table-cell office:value-type="float" office:value="1174.32719376">
                <text:p>1174.32719376</text:p>
              </table:table-cell>
              <table:table-cell office:value-type="float" office:value="1189.88018368">
                <text:p>1189.88018368</text:p>
              </table:table-cell>
              <table:table-cell office:value-type="float" office:value="1342.6314272">
                <text:p>1342.6314272</text:p>
              </table:table-cell>
              <table:table-cell office:value-type="float" office:value="1148.99433776">
                <text:p>1148.99433776</text:p>
              </table:table-cell>
              <table:table-cell office:value-type="float" office:value="1050.96684789">
                <text:p>1050.966847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19.727">
                <text:p>2119.727</text:p>
              </table:table-cell>
              <table:table-cell office:value-type="float" office:value="1398.66259548">
                <text:p>1398.66259548</text:p>
              </table:table-cell>
              <table:table-cell office:value-type="float" office:value="1352.36373101">
                <text:p>1352.36373101</text:p>
              </table:table-cell>
              <table:table-cell office:value-type="float" office:value="1373.2288009">
                <text:p>1373.2288009</text:p>
              </table:table-cell>
              <table:table-cell office:value-type="float" office:value="1546.24543375">
                <text:p>1546.24543375</text:p>
              </table:table-cell>
              <table:table-cell office:value-type="float" office:value="1323.26713452">
                <text:p>1323.26713452</text:p>
              </table:table-cell>
              <table:table-cell office:value-type="float" office:value="1210.00065572">
                <text:p>1210.00065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